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f6f" officeooo:paragraph-rsid="001ccf6f"/>
    </style:style>
    <style:style style:name="P2" style:family="paragraph" style:parent-style-name="Standard">
      <style:paragraph-properties fo:text-align="justify" style:justify-single-word="false"/>
      <style:text-properties officeooo:rsid="001ccf6f" officeooo:paragraph-rsid="001ccf6f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ccf6f" officeooo:paragraph-rsid="001ccf6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cf6f" officeooo:paragraph-rsid="001ccf6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8a7c" officeooo:paragraph-rsid="001e8a7c" style:font-size-asian="10.5pt" style:font-weight-asian="normal" style:font-size-complex="12pt" style:font-weight-complex="normal"/>
    </style:style>
    <style:style style:name="T1" style:family="text">
      <style:text-properties officeooo:rsid="001e8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es <text:span text:style-name="T1">4</text:span>º ESO</text:p>
      <text:p text:style-name="P1"/>
      <text:p text:style-name="P1">Ejercicios para entregar el lunes 30 de marzo</text:p>
      <text:p text:style-name="P2"/>
      <text:p text:style-name="P3">Los ejercicios los mandáis directamente como adjunto a Google Classroom</text:p>
      <text:p text:style-name="P3"/>
      <text:p text:style-name="P5">Página 150: 1 → 4</text:p>
      <text:p text:style-name="P5"/>
      <text:p text:style-name="P5">Página: 151: 1 y 2</text:p>
      <text:p text:style-name="P5"/>
      <text:p text:style-name="P5">Página 158: 1 → 3. 12 → 19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1:34:41.242585628</meta:creation-date>
    <dc:date>2020-03-26T11:44:48.714989371</dc:date>
    <meta:editing-duration>PT10M7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6" meta:word-count="39" meta:character-count="193" meta:non-whitespace-character-count="160"/>
  </office:meta>
</office:document-meta>
</file>